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urier New" style:font-name-asian="Courier New1" style:font-name-complex="Courier New1"/>
    </style:style>
    <style:style style:name="P2" style:family="paragraph" style:parent-style-name="Standard">
      <style:text-properties fo:color="#222222" style:font-name="Courier New" fo:font-size="10.5pt" fo:background-color="#ffffff" style:font-name-asian="Courier New1" style:font-size-asian="10.5pt" style:font-name-complex="Courier New1" style:font-size-complex="10.5pt"/>
    </style:style>
    <style:style style:name="P3" style:family="paragraph" style:parent-style-name="Standard" style:master-page-name="Standard">
      <style:paragraph-properties style:page-number="1"/>
      <style:text-properties style:font-name="Courier New" style:font-name-asian="Courier New1" style:font-name-complex="Courier New1"/>
    </style:style>
    <style:style style:name="P4" style:family="paragraph" style:parent-style-name="Standard">
      <style:text-properties style:font-name="Courier New" style:font-name-asian="Courier New1" style:font-name-complex="Courier New1"/>
    </style:style>
    <style:style style:name="P5" style:family="paragraph" style:parent-style-name="Standard">
      <style:text-properties fo:color="#222222" style:font-name="Courier New" fo:font-size="10.5pt" fo:background-color="#ffffff" style:font-name-asian="Courier New1" style:font-size-asian="10.5pt" style:font-name-complex="Courier New1" style:font-size-complex="10.5pt"/>
    </style:style>
    <style:style style:name="T1" style:family="text">
      <style:text-properties style:font-name="Courier New" style:font-name-asian="Courier New1"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fo:color="#222222" style:font-name="Courier New" fo:font-size="10.5pt" fo:background-color="#ffffff" style:font-name-asian="Courier New1" style:font-size-asian="10.5pt" style:font-name-complex="Courier New1" style:font-size-complex="10.5pt"/>
    </style:style>
    <style:style style:name="T4" style:family="text">
      <style:text-properties fo:color="#222222" style:font-name="Courier New" fo:background-color="#ffffff" style:font-name-asian="Courier New1" style:font-name-complex="Courier New1"/>
    </style:style>
    <style:style style:name="T5" style:family="text">
      <style:text-properties fo:color="#1155cc" style:font-name="Courier New" fo:font-size="10.5pt" style:text-underline-style="solid" style:text-underline-width="auto" style:text-underline-color="font-color" fo:background-color="#ffffff" style:font-name-asian="Courier New1" style:font-size-asian="10.5pt" style:font-name-complex="Courier New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la Catita:</text:p>
      <text:p text:style-name="P1">Le mando este correo por que son hartas cosas que deseo decirle, crée un sitio en el cual usted Catita , es muy importante ,espero que le guste el nic: programadoresancestrales.cl</text:p>
      <text:p text:style-name="P1"/>
      <text:p text:style-name="P1"/>
      <text:p text:style-name="P1">Es una página con dos propósitos. una para hacer algo de backoffice con mis app y la segunda para marketing digital</text:p>
      <text:p text:style-name="P1">.</text:p>
      <text:p text:style-name="Heading_20_2"><text:bookmark text:name="_ggssrf18zbqz"/>Primera Parte</text:p>
      <text:p text:style-name="Standard"><text:span text:style-name="T1">Existe el siguiente concepto en Marketing </text:span><text:span text:style-name="T2"><text:s text:c="2"/>landing-page</text:span><text:span text:style-name="T1"> funciona más o menos así</text:span></text:p>
      <text:p text:style-name="P1"/>
      <text:p text:style-name="P1">En facebook se <text:s/>coloca una aviso que consta de texto más imagen más un botón</text:p>
      <text:p text:style-name="P1">la imagen tiene 1200X628 . El botón salta a una página en programadoresancestrales.cl, esta es la landing-page(página de aterrizaje)</text:p>
      <text:p text:style-name="P1"/>
      <text:p text:style-name="P1">Esta página puede dar mayor información del aviso, y direccionar ya sea al face de la empresa, el link, u otra información de salto</text:p>
      <text:p text:style-name="P1">Si la página vende varias cosas, acá se da información de un solo producto</text:p>
      <text:p text:style-name="P1">.</text:p>
      <text:p text:style-name="P1">.</text:p>
      <text:p text:style-name="P2">Si el objetivo es la obtención de una ventaja, la página de destino se incluyen algún método para que el visitante entre en contacto con la empresa, por lo general un número de teléfono, o un formulario de consulta.Si una venta es necesario, la página de destino por lo general tienen un enlace para que el visitante haga clic en, que luego enviarlos a un carrito de la compra o un área de salida.(wikipedia)</text:p>
      <text:p text:style-name="P2">.</text:p>
      <text:p text:style-name="P2">.</text:p>
      <text:p text:style-name="P2">Existe un concepto Pixel, que es un código que se inserta en el header, que nos permite llevar una estadística de las visitas realizadas, quien visitó, desde donde cuanto rato estuvo...etc</text:p>
      <text:p text:style-name="P2"/>
      <text:p text:style-name="P2">La idea es que trabaje conmigo de la siguiente forma:</text:p>
      <text:p text:style-name="P2">Catita hace los avisos y las páginas, si necesita código habla con algunos de sus amigos, para mi sería transparente. </text:p>
      <text:p text:style-name="P2"/>
      <text:p text:style-name="P2">Maxito con el cliente , segmento el mercado, pongo los avisos ,hago el pixel, y envío los requisitos a usted</text:p>
      <text:p text:style-name="P2"/>
      <text:p text:style-name="P2">Hay que ponerse en los siguientes casos</text:p>
      <text:p text:style-name="P2">i) Página de diseño con los link que <text:s/>pueda hacer Catita, entonces el cliente llama por teléfono o manda un correo, o se va a la web del cliente y en ese lugar compra</text:p>
      <text:p text:style-name="P2"><text:soft-page-break/>ii)Página con formulario de consulta, esto incluye base de datos</text:p>
      <text:p text:style-name="P2">iii)Página con carro de compras de solamente ese producto,esto también incluye base de datos</text:p>
      <text:p text:style-name="P2"/>
      <text:p text:style-name="P2">También necesitamos algo que permita ver al cliente los resultados de la base de datos (Recordar que se trata de solamente un producto)</text:p>
      <text:p text:style-name="P2"/>
      <text:p text:style-name="P2">Pienso cobrar un 50% antes de la campaña y un 50% después de que termine le cancelaría de la misma forma(si llego a otro acuerdo, le cancelo de la misma forma)</text:p>
      <text:p text:style-name="P2"/>
      <text:p text:style-name="P2">Mi idea es entender la idea y pedirle un presupuesto. Podra darme una respuesta rápida si involucra las partes II ó III</text:p>
      <text:p text:style-name="P2">Qué opina? Puede hacerlo?</text:p>
      <text:p text:style-name="P2"/>
      <text:p text:style-name="Standard">Segunda Parte</text:p>
      <text:p text:style-name="P2">Actualmente se necesita una pantalla de presentación que diga que es una página dedicada a las app y al marketing digital,la presentación de programadores ancestrales y como contactarse conmigo</text:p>
      <text:p text:style-name="P2">Usted sabe que mi capital son las ganas. Usted podría hacerlo, pagado en zanahorias? (la zanahoria en este caso sería que lo que entre plata , va descontando)</text:p>
      <text:p text:style-name="P2">Yo estoy haciendo un <text:s/>proyecto de app que me ocupara Enero y Febrero, creo yo.. Y es pagado en zanahorias...pero Programadores ancestrales, comienza a moverse</text:p>
      <text:p text:style-name="P2"/>
      <text:p text:style-name="P2">Había una serie que se llamaba alienígenas ancestrales, a lo mejor algo por ahí va el diseño</text:p>
      <text:p text:style-name="Standard">Tercera </text:p>
      <text:p text:style-name="P2">Para este proyecto no la molestare, pero para el próximo proyecto, si es formal, pienso contemplarla, me gustaría que me ayudara, en lo siguiente:</text:p>
      <text:p text:style-name="Standard"><text:span text:style-name="T4">i)Existen una serie de herramientas para diseño gráfico</text:span><text:span text:style-name="T3"> como </text:span><text:a xlink:type="simple" xlink:href="https://www.justinmind.com/" text:style-name="ListLabel_20_1" text:visited-style-name="ListLabel_20_1"><text:span text:style-name="T5">Justinmind</text:span></text:a> ,<text:a xlink:type="simple" xlink:href="https://moqups.com/" text:style-name="ListLabel_20_1" text:visited-style-name="ListLabel_20_1"><text:span text:style-name="T5">moqups,</text:span></text:a><text:a xlink:type="simple" xlink:href="https://www.invisionapp.com/" text:style-name="ListLabel_20_1" text:visited-style-name="ListLabel_20_1"><text:span text:style-name="T5">invisionapp</text:span></text:a> <text:s text:c="2"/>, <text:span text:style-name="T1">a lo mejor para usted son fáciles de usar. Y podría presentar esquemas al cliente. Lo que me he dado cuenta que el diseño no es como en el de computadores, es como más inexacto, para que el cliente sepa que el diseño no va a quedar como el producto final</text:span></text:p>
      <text:p text:style-name="P1">ii) Si es mucho pedir,el punto i podría pasarle la aplicación que estoy haciendo en paint y que usted haga el próximo diseño con FotoShop (no es lo ideal)</text:p>
      <text:p text:style-name="P1"/>
      <text:p text:style-name="P1"/>
      <text:p text:style-name="P1">IV) Aun vende hosting??</text:p>
      <text:p text:style-name="P1"/>
      <text:p text:style-name="Standard">Espero que le interese la idea.Me cuen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color="#1155cc" style:font-name="Courier New" fo:font-size="10.5pt" style:text-underline-style="solid" style:text-underline-width="auto" style:text-underline-color="font-color" fo:background-color="#ffffff" style:font-name-asian="Courier New1" style:font-size-asian="10.5pt" style:font-name-complex="Courier New1"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document-statistic meta:table-count="0" meta:image-count="0" meta:object-count="0" meta:page-count="2" meta:paragraph-count="38" meta:word-count="674" meta:character-count="3828"/>
    <dc:date>2019-01-17T22:57:06.76</dc:date>
    <dc:creator>Máximo Meza</dc:creator>
    <meta:editing-duration>PT8H50M27S</meta:editing-duration>
    <meta:editing-cycles>1</meta:editing-cycles>
  </office:meta>
</office:document-meta>
</file>